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5in" fo:margin-left="0in" table:align="left" style:writing-mode="lr-tb"/>
    </style:style>
    <style:style style:name="Table1.A" style:family="table-column">
      <style:table-column-properties style:column-width="2.1667in"/>
    </style:style>
    <style:style style:name="Table1.B" style:family="table-column">
      <style:table-column-properties style:column-width="2.2813in"/>
    </style:style>
    <style:style style:name="Table1.C" style:family="table-column">
      <style:table-column-properties style:column-width="2.0521in"/>
    </style:style>
    <style:style style:name="Table1.A1" style:family="table-cell">
      <style:table-cell-properties style:vertical-align="top" fo:padding="0.0694in" fo:border="1pt solid #000000"/>
    </style:style>
    <style:style style:name="P1" style:family="paragraph" style:parent-style-name="Standard">
      <style:paragraph-properties fo:margin-left="0in" fo:margin-right="0in" fo:line-height="115%" fo:text-indent="0in" style:auto-text-indent="false" fo:break-before="auto" fo:break-after="auto" style:writing-mode="lr-tb"/>
    </style:style>
    <style:style style:name="P2"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 style:family="paragraph" style:parent-style-name="Standard">
      <style:paragraph-properties fo:line-height="115%"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style>
    <style:style style:name="P5" style:family="paragraph" style:parent-style-name="Standard" style:master-page-name="Standard">
      <style:paragraph-properties fo:margin-left="0in" fo:margin-right="0in" fo:line-height="115%" fo:text-align="center" style:justify-single-word="false" fo:text-indent="0in" style:auto-text-indent="false" style:page-number="auto" fo:break-before="auto" fo:break-after="auto" style:writing-mode="lr-tb"/>
    </style:style>
    <style:style style:name="P6"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7" style:family="paragraph" style:parent-style-name="Standard">
      <style:paragraph-properties fo:line-height="115%" fo:break-before="auto" fo:break-after="auto" style:writing-mode="lr-tb"/>
      <style:text-properties officeooo:rsid="00080246" officeooo:paragraph-rsid="00080246"/>
    </style:style>
    <style:style style:name="P8" style:family="paragraph" style:parent-style-name="Standard">
      <style:paragraph-properties fo:line-height="115%" style:writing-mode="lr-tb"/>
      <style:text-properties officeooo:rsid="00080246" officeooo:paragraph-rsid="00080246"/>
    </style:style>
    <style:style style:name="P9" style:family="paragraph" style:parent-style-name="Standard">
      <style:paragraph-properties fo:line-height="115%" style:writing-mode="lr-tb"/>
      <style:text-properties fo:font-size="10pt" officeooo:rsid="00080246" officeooo:paragraph-rsid="00080246" style:font-size-asian="10pt" style:font-size-complex="10pt"/>
    </style:style>
    <style:style style:name="P10" style:family="paragraph" style:parent-style-name="Standard">
      <style:paragraph-properties fo:line-height="115%" style:writing-mode="lr-tb"/>
      <style:text-properties officeooo:paragraph-rsid="00080246"/>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style:font-name="Menlo"/>
    </style:style>
    <style:style style:name="T7" style:family="text">
      <style:text-properties style:font-name="Menlo" fo:font-size="10pt" officeooo:rsid="00080246"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Validation and Verification for Honors Application</text:span></text:p>
      <text:p text:style-name="P3"><text:tab/></text:p>
      <text:p text:style-name="P1"><text:span text:style-name="T2">Verification:</text:span></text:p>
      <text:p text:style-name="P1"><text:tab/>The plan for verification of the system is to continue referring to our requirements document as a way to check off implemented specifications of the system. Once we are sure that all of the requirements have been implemented we will need to test each side of the system individually and then the system as a whole. Testing the administrative side requires adding requirements and making sure they are ending up in the database correctly, querying the database for student statistics and verifying that they are correct, and testing the ability to update handbooks already in place. Testing the Android application will require testing that all combinations of handbook years and honors types is working smoothly without any hiccups. After each side has been tested the final step is to make sure that updates on the admin side are being reflected on the student side and vice versa. </text:p>
      <text:p text:style-name="P1"/>
      <text:p text:style-name="P1"><text:span text:style-name="T2">Validation:</text:span></text:p>
      <text:p text:style-name="P1"><text:tab/>The plan for validation is to do user testing of the system. Our system is a two part system and will thus require testing by each user type. The Android application will need to have a run through done by the students to ensure that the system is easy to follow and that it isn’t missing any key features that they might need. We created our requirement document with our client’s input only so this step will be very important to the success of the project as at this point we haven’t had any true student input. The administrative side of the application will need to be tested by the main users of the system to make sure they have all the functionality they need and to also make sure the program is designed in a way they are comfortable with. </text:p>
      <text:p text:style-name="P3"/>
      <text:p text:style-name="P7">All of the code is hosted on GitHub at <text:a xlink:type="simple" xlink:href="https://github.com/stefprez/emu_honors_application.git">https://github.com/stefprez/emu_honors_application.git</text:a></text:p>
      <text:p text:style-name="P8"><text:tab/>-can direct download with: </text:p>
      <text:p text:style-name="P10"><text:span text:style-name="T7"><text:tab/>$ git clone https://github.com/stefprez/emu_honors_application.git</text:span></text:p>
      <text:p text:style-name="P9"><text:span text:style-name="T6"/></text:p>
      <text:p text:style-name="P7">The Admin code is hosted on: <text:tab/><text:a xlink:type="simple" xlink:href="http://db2.emich.edu/~201501_cosc481_group01/Source/AdminWebsite/">http://db2.emich.edu/~201501_cosc481_group01/Source/AdminWebsite/</text: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span text:style-name="T3">Test Cases for Creating a New User</text:span></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2"><text:span text:style-name="T4">Test Case</text:span></text:p>
          </table:table-cell>
          <table:table-cell table:style-name="Table1.A1" office:value-type="string">
            <text:p text:style-name="P6">Input</text:p>
          </table:table-cell>
          <table:table-cell table:style-name="Table1.A1" office:value-type="string">
            <text:p text:style-name="P2"><text:span text:style-name="T5">Expected Output</text:span></text:p>
          </table:table-cell>
        </table:table-row>
        <table:table-row>
          <table:table-cell table:style-name="Table1.A1" office:value-type="string">
            <text:p text:style-name="P6">1.</text:p>
          </table:table-cell>
          <table:table-cell table:style-name="Table1.A1" office:value-type="string">
            <text:p text:style-name="P2"><text:span text:style-name="T4">Email: example@emich.edu</text:span></text:p>
            <text:p text:style-name="P2"><text:span text:style-name="T4">Password: taco123</text:span></text:p>
            <text:p text:style-name="P2"><text:span text:style-name="T4">Confirm Password: taco123</text:span></text:p>
            <text:p text:style-name="P2"><text:span text:style-name="T4">First Name: Bob</text:span></text:p>
            <text:p text:style-name="P2"><text:span text:style-name="T4">Last Name: Jo</text:span></text:p>
            <text:p text:style-name="P2"><text:span text:style-name="T4">EID(numbers only):00918555</text:span></text:p>
            <text:p text:style-name="P2"><text:span text:style-name="T4">Handbook Year: 2013</text:span></text:p>
            <text:p text:style-name="P2"><text:span text:style-name="T4">Honors Type: University</text:span></text:p>
            <text:p text:style-name="P2"><text:span text:style-name="T4">Expected Graduation: 2016</text:span></text:p>
            <text:p text:style-name="P2"><text:span text:style-name="T4">Major: Math</text:span></text:p>
            <text:p text:style-name="P2"><text:span text:style-name="T4">Minor: none</text:span></text:p>
          </table:table-cell>
          <table:table-cell table:style-name="Table1.A1" office:value-type="string">
            <text:p text:style-name="P2"><text:span text:style-name="T5">A new user is created with all the correct fields filled in. No error is thrown.</text:span></text:p>
          </table:table-cell>
        </table:table-row>
        <table:table-row>
          <table:table-cell table:style-name="Table1.A1" office:value-type="string">
            <text:p text:style-name="P6">2.</text:p>
          </table:table-cell>
          <table:table-cell table:style-name="Table1.A1" office:value-type="string">
            <text:p text:style-name="P2"><text:span text:style-name="T4">Email: </text:span></text:p>
            <text:p text:style-name="P2"><text:span text:style-name="T4">Password: taco234</text:span></text:p>
            <text:p text:style-name="P2"><text:span text:style-name="T4">Confirm Password: taco234</text:span></text:p>
            <text:p text:style-name="P2"><text:span text:style-name="T4">First Name: Mik</text:span></text:p>
            <text:p text:style-name="P2"><text:span text:style-name="T4">Last Name: Jager</text:span></text:p>
            <text:p text:style-name="P2"><text:span text:style-name="T4">EID(numbers only): 00000000</text:span></text:p>
            <text:p text:style-name="P2"><text:span text:style-name="T4">Handbook Year: 2010</text:span></text:p>
            <text:p text:style-name="P2"><text:span text:style-name="T4">Honors Type: Highest</text:span></text:p>
            <text:p text:style-name="P2"><text:span text:style-name="T4">Expected Graduation: 2015</text:span></text:p>
            <text:p text:style-name="P2"><text:span text:style-name="T4">Major: Music</text:span></text:p>
            <text:p text:style-name="P2"><text:span text:style-name="T4">Minor:cosmetology </text:span></text:p>
          </table:table-cell>
          <table:table-cell table:style-name="Table1.A1" office:value-type="string">
            <text:p text:style-name="P2"><text:span text:style-name="T5">There is an error that is thrown because no email was provided. </text:span></text:p>
          </table:table-cell>
        </table:table-row>
        <table:table-row>
          <table:table-cell table:style-name="Table1.A1" office:value-type="string">
            <text:p text:style-name="P6">3.</text:p>
          </table:table-cell>
          <table:table-cell table:style-name="Table1.A1" office:value-type="string">
            <text:p text:style-name="P2"><text:span text:style-name="T4">Email: damon@gmail.com <text:s/></text:span></text:p>
            <text:p text:style-name="P2"><text:span text:style-name="T4">Password: poop123</text:span></text:p>
            <text:p text:style-name="P2"><text:span text:style-name="T4">Confirm Password: poop123</text:span></text:p>
            <text:p text:style-name="P2"><text:span text:style-name="T4">First Name: Matt</text:span></text:p>
            <text:p text:style-name="P2"><text:span text:style-name="T4">Last Name: Damon</text:span></text:p>
            <text:p text:style-name="P2"><text:span text:style-name="T4">EID(numbers only): 12345678</text:span></text:p>
            <text:p text:style-name="P2"><text:span text:style-name="T4">Handbook Year: 1990</text:span></text:p>
            <text:p text:style-name="P2"><text:span text:style-name="T4">Honors Type: Departmental </text:span></text:p>
            <text:p text:style-name="P2"><text:span text:style-name="T4">Expected Graduation: 1995</text:span></text:p>
            <text:p text:style-name="P2"><text:span text:style-name="T4">Major: Acting </text:span></text:p>
            <text:p text:style-name="P2"><text:span text:style-name="T4">Minor: music</text:span></text:p>
          </table:table-cell>
          <table:table-cell table:style-name="Table1.A1" office:value-type="string">
            <text:p text:style-name="P2"><text:span text:style-name="T5">An error is thrown because the handbook year is not supported by the app.</text:span></text:p>
          </table:table-cell>
        </table:table-row>
        <table:table-row>
          <table:table-cell table:style-name="Table1.A1" office:value-type="string">
            <text:p text:style-name="P6">4.</text:p>
          </table:table-cell>
          <table:table-cell table:style-name="Table1.A1" office:value-type="string">
            <text:p text:style-name="P2"><text:span text:style-name="T4">Email: email@email.edu</text:span></text:p>
            <text:p text:style-name="P2"><text:span text:style-name="T4">Password: password</text:span></text:p>
            <text:p text:style-name="P2"><text:span text:style-name="T4">Confirm Password: password</text:span></text:p>
            <text:p text:style-name="P2"><text:span text:style-name="T4">First Name: First</text:span></text:p>
            <text:p text:style-name="P2"><text:span text:style-name="T4">Last Name: Last</text:span></text:p>
            <text:p text:style-name="P2"><text:span text:style-name="T4">EID(numbers only): E12345678</text:span></text:p>
            <text:p text:style-name="P2"><text:span text:style-name="T4">Handbook Year: 2015</text:span></text:p>
            <text:p text:style-name="P2"><text:span text:style-name="T4">Honors Type: university</text:span></text:p>
            <text:p text:style-name="P2"><text:span text:style-name="T4">Expected Graduation: 2020</text:span></text:p>
            <text:p text:style-name="P2"><text:span text:style-name="T4">Major: Underwater Basket Weaving </text:span></text:p>
            <text:p text:style-name="P2"><text:span text:style-name="T4">Minor: Finger Painting</text:span></text:p>
          </table:table-cell>
          <table:table-cell table:style-name="Table1.A1" office:value-type="string">
            <text:p text:style-name="P2"><text:span text:style-name="T5">An error is thrown due to an invalid type for EID.</text:span></text:p>
          </table:table-cell>
        </table:table-row>
        <table:table-row>
          <table:table-cell table:style-name="Table1.A1" office:value-type="string">
            <text:p text:style-name="P6">5.</text:p>
          </table:table-cell>
          <table:table-cell table:style-name="Table1.A1" office:value-type="string">
            <text:p text:style-name="P2"><text:span text:style-name="T4">Email: bob123@yahoo.com <text:s/></text:span></text:p>
            <text:p text:style-name="P2"><text:span text:style-name="T4">Password: edie</text:span></text:p>
            <text:p text:style-name="P2"><text:soft-page-break/><text:span text:style-name="T4">Confirm Password: bobjo</text:span></text:p>
            <text:p text:style-name="P2"><text:span text:style-name="T4">First Name: bobjo</text:span></text:p>
            <text:p text:style-name="P2"><text:span text:style-name="T4">Last Name: edie</text:span></text:p>
            <text:p text:style-name="P2"><text:span text:style-name="T4">EID(numbers only): 98745623</text:span></text:p>
            <text:p text:style-name="P2"><text:span text:style-name="T4">Handbook Year: 2012</text:span></text:p>
            <text:p text:style-name="P2"><text:span text:style-name="T4">Honors Type: full</text:span></text:p>
            <text:p text:style-name="P2"><text:span text:style-name="T4">Expected Graduation: 2015</text:span></text:p>
            <text:p text:style-name="P2"><text:span text:style-name="T4">Major: polo</text:span></text:p>
            <text:p text:style-name="P2"><text:span text:style-name="T4">Minor: water polo</text:span></text:p>
          </table:table-cell>
          <table:table-cell table:style-name="Table1.A1" office:value-type="string">
            <text:p text:style-name="P2"><text:span text:style-name="T5">An error is thrown because the password fields do not </text:span><text:soft-page-break/><text:span text:style-name="T5">match.</text:span></text:p>
          </table:table-cell>
        </table:table-row>
        <table:table-row>
          <table:table-cell table:style-name="Table1.A1" office:value-type="string">
            <text:p text:style-name="P6">6.</text:p>
          </table:table-cell>
          <table:table-cell table:style-name="Table1.A1" office:value-type="string">
            <text:p text:style-name="P2"><text:span text:style-name="T4">Email: mine@yahoo.com</text:span></text:p>
            <text:p text:style-name="P2"><text:span text:style-name="T4">Password: ir0ckh49d</text:span></text:p>
            <text:p text:style-name="P2"><text:span text:style-name="T4">Confirm Password: ir0ckh49d</text:span></text:p>
            <text:p text:style-name="P2"><text:span text:style-name="T4">First Name: Bob</text:span></text:p>
            <text:p text:style-name="P2"><text:span text:style-name="T4">Last Name: Jim-Bob-Joe</text:span></text:p>
            <text:p text:style-name="P2"><text:span text:style-name="T4">EID(numbers only): 22224444</text:span></text:p>
            <text:p text:style-name="P2"><text:span text:style-name="T4">Handbook Year: 2013</text:span></text:p>
            <text:p text:style-name="P2"><text:span text:style-name="T4">Honors Type: green</text:span></text:p>
            <text:p text:style-name="P2"><text:span text:style-name="T4">Expected Graduation: 2017</text:span></text:p>
            <text:p text:style-name="P2"><text:span text:style-name="T4">Major: Science</text:span></text:p>
            <text:p text:style-name="P2"><text:span text:style-name="T4">Minor: Math</text:span></text:p>
          </table:table-cell>
          <table:table-cell table:style-name="Table1.A1" office:value-type="string">
            <text:p text:style-name="P2"><text:span text:style-name="T5">An error is thrown due to invalid honors type.</text:span></text:p>
          </table:table-cell>
        </table:table-row>
        <table:table-row>
          <table:table-cell table:style-name="Table1.A1" office:value-type="string">
            <text:p text:style-name="P6">7.</text:p>
          </table:table-cell>
          <table:table-cell table:style-name="Table1.A1" office:value-type="string">
            <text:p text:style-name="P2"><text:span text:style-name="T4">Email: anemail@emich.edu</text:span></text:p>
            <text:p text:style-name="P2"><text:span text:style-name="T4">Password: 1234pass</text:span></text:p>
            <text:p text:style-name="P2"><text:span text:style-name="T4">Confirm Password: 1234pass</text:span></text:p>
            <text:p text:style-name="P2"><text:span text:style-name="T4">First Name: Cade</text:span></text:p>
            <text:p text:style-name="P2"><text:span text:style-name="T4">Last Name: Taylor</text:span></text:p>
            <text:p text:style-name="P2"><text:span text:style-name="T4">EID(numbers only): 01010203</text:span></text:p>
            <text:p text:style-name="P2"><text:span text:style-name="T4">Handbook Year: 2015</text:span></text:p>
            <text:p text:style-name="P2"><text:span text:style-name="T4">Honors Type: highest</text:span></text:p>
            <text:p text:style-name="P2"><text:span text:style-name="T4">Expected Graduation: 2050</text:span></text:p>
            <text:p text:style-name="P2"><text:span text:style-name="T4">Major: Comp Sci</text:span></text:p>
            <text:p text:style-name="P2"><text:span text:style-name="T4">Minor: </text:span></text:p>
          </table:table-cell>
          <table:table-cell table:style-name="Table1.A1" office:value-type="string">
            <text:p text:style-name="P2"><text:span text:style-name="T5">New user is created and put in system. No error is thrown.</text:span></text:p>
          </table:table-cell>
        </table:table-row>
      </table:table>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rebuchet MS" svg:font-family="'Trebuchet MS'"/>
    <style:font-face style:name="Menlo" svg:font-family="Menlo"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139in" fo:margin-bottom="0in"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MacOSX_x86 LibreOffice_project/48d50dbfc06349262c9d50868e5c1f630a573ebd</meta:generator>
    <dc:title/>
    <meta:initial-creator/>
    <meta:editing-cycles>2</meta:editing-cycles>
    <dc:date>2015-04-16T21:42:14.164260000</dc:date>
    <meta:editing-duration>P0D</meta:editing-duration>
    <meta:document-statistic meta:table-count="1" meta:image-count="0" meta:object-count="0" meta:page-count="3" meta:paragraph-count="105" meta:word-count="629" meta:character-count="4024" meta:non-whitespace-character-count="3478"/>
  </office:meta>
</office:document-meta>
</file>